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ComparatorTests.shouldCompareFromTrue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ComparatorTests.shouldCompareWithTrue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ComparatorTests.shouldCompareWithTrueHig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ComparatorTests.shouldCompareFromTrueHig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